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600000174FBA9A86F.png"/>
  <manifest:file-entry manifest:media-type="image/png" manifest:full-path="Pictures/10000000000000CC000004004480A2A4.png"/>
  <manifest:file-entry manifest:media-type="image/png" manifest:full-path="Pictures/10000201000003280000022273FC89F8.png"/>
  <manifest:file-entry manifest:media-type="image/png" manifest:full-path="Pictures/1000000000000320000002588DF067D3.png"/>
  <manifest:file-entry manifest:media-type="image/png" manifest:full-path="Pictures/100002010000032800000273CCB5A04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ahoma1" svg:font-family="Tahoma"/>
    <style:font-face style:name="Times" svg:font-family="Times"/>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background-color="#e6e6e6"/>
    </style:style>
    <style:style style:name="P2" style:family="paragraph" style:parent-style-name="Standard">
      <style:text-properties fo:background-color="#e6e6e6"/>
    </style:style>
    <style:style style:name="P3" style:family="paragraph" style:parent-style-name="Standard">
      <style:text-properties fo:font-size="10pt" style:font-size-asian="10pt" style:font-size-complex="10pt"/>
    </style:style>
    <style:style style:name="P4" style:family="paragraph" style:parent-style-name="Standard">
      <style:text-properties fo:font-size="10pt" fo:background-color="#e6e6e6" style:font-size-asian="10pt" style:font-size-complex="10pt"/>
    </style:style>
    <style:style style:name="P5" style:family="paragraph" style:parent-style-name="Heading_20_1">
      <style:text-properties fo:font-size="10pt" style:font-size-asian="10pt" style:font-size-complex="10pt"/>
    </style:style>
    <style:style style:name="P6" style:family="paragraph" style:parent-style-name="Standard" style:list-style-name="L1">
      <style:text-properties fo:font-size="10pt" style:font-size-asian="10pt" style:font-size-complex="10pt"/>
    </style:style>
    <style:style style:name="P7" style:family="paragraph" style:parent-style-name="Standard" style:list-style-name="L1">
      <style:text-properties fo:font-size="10pt" style:font-size-asian="10pt" style:font-size-complex="10pt"/>
    </style:style>
    <style:style style:name="P8" style:family="paragraph" style:parent-style-name="Standard" style:list-style-name="L1">
      <style:text-properties fo:font-size="10pt" style:font-size-asian="10pt" style:font-size-complex="10pt"/>
    </style:style>
    <style:style style:name="P9" style:family="paragraph" style:parent-style-name="Standard" style:list-style-name="L1">
      <style:text-properties fo:font-size="10pt" style:font-size-asian="10pt" style:font-size-complex="10pt"/>
    </style:style>
    <style:style style:name="P10" style:family="paragraph" style:parent-style-name="Standard" style:list-style-name="L1">
      <style:text-properties fo:font-size="10pt" style:font-size-asian="10pt" style:font-size-complex="10pt"/>
    </style:style>
    <style:style style:name="P11" style:family="paragraph" style:parent-style-name="Standard" style:list-style-name="L1">
      <style:text-properties fo:font-size="10pt" style:font-size-asian="10pt" style:font-size-complex="10pt"/>
    </style:style>
    <style:style style:name="P12" style:family="paragraph" style:parent-style-name="Standard" style:list-style-name="L1">
      <style:text-properties fo:font-size="10pt" style:font-size-asian="10pt" style:font-size-complex="10pt"/>
    </style:style>
    <style:style style:name="P13" style:family="paragraph" style:parent-style-name="Standard" style:list-style-name="L1">
      <style:text-properties fo:font-size="10pt" style:font-size-asian="10pt" style:font-size-complex="10pt"/>
    </style:style>
    <style:style style:name="P14" style:family="paragraph" style:parent-style-name="Standard">
      <style:text-properties fo:font-size="10pt" fo:background-color="#e6e6e6" style:font-size-asian="10pt" style:font-size-complex="10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use-window-font-color="true" fo:background-color="#e6e6e6"/>
    </style:style>
    <style:style style:name="T4" style:family="text">
      <style:text-properties fo:font-size="10pt" style:font-size-asian="10pt"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fo:font-weight="normal"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tracked-changes>
        <text:changed-region text:id="ct142065960">
          <text:deletion>
            <office:change-info>
              <dc:creator>Baltix user</dc:creator>
              <dc:date>2007-12-02T19:57:00</dc:date>
            </office:change-info>
            <text:p text:style-name="P1">tainment<text:change text:change-id="ct142065960"/></text:p>
          </text:deletion>
        </text:changed-region>
        <text:changed-region text:id="ct141971840">
          <text:insertion>
            <office:change-info>
              <dc:creator>Baltix user</dc:creator>
              <dc:date>2007-12-02T20:07:00</dc:date>
            </office:change-info>
          </text:insertion>
        </text:changed-region>
        <text:changed-region text:id="ct142619232">
          <text:insertion>
            <office:change-info>
              <dc:creator>Baltix user</dc:creator>
              <dc:date>2007-12-02T20:09:00</dc:date>
            </office:change-info>
          </text:insertion>
        </text:changed-region>
        <text:changed-region text:id="ct141969088">
          <text:insertion>
            <office:change-info>
              <dc:creator>Baltix user</dc:creator>
              <dc:date>2007-12-02T20:09:00</dc:date>
            </office:change-info>
          </text:insertion>
        </text:changed-region>
        <text:changed-region text:id="ct142629328">
          <text:insertion>
            <office:change-info>
              <dc:creator>Baltix user</dc:creator>
              <dc:date>2007-12-02T20:10:00</dc:date>
            </office:change-info>
          </text:insertion>
        </text:changed-region>
        <text:changed-region text:id="ct156578832">
          <text:insertion>
            <office:change-info>
              <dc:creator>Jurgis</dc:creator>
              <dc:date>2007-12-02T20: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Laisvos programos vaikų lavinimui</text:h>
      <text:p text:style-name="P3"/>
      <text:p text:style-name="Standard"><text:span text:style-name="T4">(Penktas straipsnis apie rinkinį </text:span><text:a xlink:type="simple" xlink:href="http://mokslui.akl.lt/"><text:span text:style-name="T4">http://mokslui.akl.lt</text:span></text:a><text:span text:style-name="T4">)</text:span></text:p>
      <text:p text:style-name="P3">Vaikai dažnai „lenda“ prie kompiuterio, ar turite ką jiems pasiūlyti?</text:p>
      <text:p text:style-name="P3"/>
      <text:p text:style-name="Standard"><text:span text:style-name="T4">Laisvas lavinamųjų žaidimų/užsiėmimų rinkinys „</text:span><text:span text:style-name="T5">GCompris“ </text:span><text:span text:style-name="T6">(</text:span><text:a xlink:type="simple" xlink:href="http://gcompris.net/"><text:span text:style-name="T6">http://gcompris.net</text:span></text:a><text:span text:style-name="T6">) yra tobulinamas jau 10 metų</text:span><text:span text:style-name="T4">. Kaip ir dauguma kokybiškų laisvų programų jis yra išverstas į daugumą pasaulio kalbų (apie 80, tame tarpe ir į lietuvių, rusų, lenkų).</text:span></text:p>
      <text:p text:style-name="P3"><draw:frame draw:style-name="fr1" draw:name="paveikslai2" text:anchor-type="paragraph" svg:x="10.906cm" svg:y="0.513cm" svg:width="6.84cm" svg:height="5.308cm" draw:z-index="4"><draw:image xlink:href="Pictures/100002010000032800000273CCB5A04C.png" xlink:type="simple" xlink:show="embed" xlink:actuate="onLoad"/></draw:frame>.</text:p>
      <text:p text:style-name="P3"><draw:frame draw:style-name="fr1" draw:name="paveikslai1" text:anchor-type="paragraph" svg:x="-0.032cm" svg:y="0.54cm" svg:width="1.138cm" svg:height="5.71cm" draw:z-index="3"><draw:image xlink:href="Pictures/10000000000000CC000004004480A2A4.png" xlink:type="simple" xlink:show="embed" xlink:actuate="onLoad"/></draw:frame>Yra 8 pagrindinės žaidimų/užsiėmimų (pamokėlių) grupės :</text:p>
      <text:list text:style-name="L1">
        <text:list-item>
          <text:p text:style-name="P6">gamtos/fizikos reiškiniai,</text:p>
        </text:list-item>
        <text:list-item>
          <text:p text:style-name="P6">matematika,</text:p>
        </text:list-item>
        <text:list-item>
          <text:p text:style-name="P6">strateginiai žaidimai,</text:p>
        </text:list-item>
        <text:list-item>
          <text:p text:style-name="P6">pažinimo pratimai (klausa, logika, spalvos)</text:p>
        </text:list-item>
        <text:list-item>
          <text:p text:style-name="P6">kūrybinės bei pramoginės užduotys<text:span text:style-name="T2">,</text:span></text:p>
        </text:list-item>
        <text:list-item>
          <text:p text:style-name="P6">skaitymas-rašymas,</text:p>
        </text:list-item>
        <text:list-item>
          <text:p text:style-name="P6">galvosūkiai-dėlionės,</text:p>
        </text:list-item>
        <text:list-item>
          <text:p text:style-name="P6">kompiuterio valdymo įgūdžiai</text:p>
        </text:list-item>
      </text:list>
      <text:p text:style-name="P3"/>
      <text:p text:style-name="P3"/>
      <text:p text:style-name="P3">Iš viso yra <text:span text:style-name="T3">apie</text:span> 100 žaidimų/užsiėmimų, dažniausiai turinčių kelis lygius. Kiekvienam užsiėmimui pateikiamas trumpas paaiškinimas. GCompris aplinkoje jus pastoviai lydės malonus muzikinis fonas. Daugumoje užsiėmimų užtenka naudotis pele, tad pirmiausia reikia išmokti ją valdyti. <text:span text:style-name="T1">Klaviatūros ir pelės valdymo</text:span> pamokėlės gerai tinka tiek vaikams, tiek suaugusiems. <text:s/></text:p>
      <text:p text:style-name="P3">Pamokėlėse dažnai naudojami <text:s/>nuotaikingi, vaikų piešti paveiksliukai bei gamtos vaizdai, kurie taip pat plečia vaikų pažinimo ribas.</text:p>
      <text:p text:style-name="P3"/>
      <text:p text:style-name="Standard"><draw:frame draw:style-name="fr1" draw:name="paveikslai5" text:anchor-type="paragraph" svg:x="11.613cm" svg:y="0.379cm" svg:width="6.84cm" svg:height="4.621cm" draw:z-index="2"><draw:image xlink:href="Pictures/10000201000003280000022273FC89F8.png" xlink:type="simple" xlink:show="embed" xlink:actuate="onLoad"/></draw:frame><text:span text:style-name="T4">Į GCompris integruota ir viena žaviausių programų vaikams – „</text:span><text:span text:style-name="T5">TuxPaint“ </text:span><text:span text:style-name="T6">(</text:span><text:a xlink:type="simple" xlink:href="http://tuxpaint.org/"><text:span text:style-name="T6">http://tuxpaint.org</text:span></text:a><text:span text:style-name="T6">)</text:span><text:span text:style-name="T4">. <text:s/>Tai nesudėtingas </text:span><text:span text:style-name="T5">piešimo įrankis</text:span><text:span text:style-name="T4">, kuriame „Magijos“ ir „Atspaudų“ moduliai leidžia greit pagyvinti piešinį. Atspaudų kolekcijoje rasite 100 gyvūnų rūšių, <text:s/>o taip pat įvairių augalų, automobilių, sporto atributų ar net planetas. Magijos bibliotekoje rasite vaivorykštės teptuką, galimybę tamsinti, šviesinti, sulieti piešinį, pritaikyti piešimo kreida ar karikatūros stilių. Sodybą nupiešti padės žolės ir plytų tekstūros. Ir, kas smagiausia, visus veiksmus lydės išradingai parinkti garsai.</text:span></text:p>
      <text:p text:style-name="P3"/>
      <text:p text:style-name="P3"><text:span text:style-name="T1">Vektorinę grafiką</text:span> „atstovauja“ animacijos studija, kurioje galima pasirinkti įvairius objektus ir juosn skirtingai išdėlioti skirtinguose kadruose. Sujungus kadrus, gausis filmukas.</text:p>
      <text:p text:style-name="P3"/>
      <text:p text:style-name="P3"><text:span text:style-name="T1">Pažinimo ir pojūčių lavinimo</text:span> pratimai moko atpažinti spalvas, žemynus, lavina girdimąją ir vizualinę atmintį. </text:p>
      <text:p text:style-name="P3"/>
      <text:p text:style-name="P3">Labai smagūs <text:span text:style-name="T1">aritmetikos ir skaičių pažinimo</text:span> žaidimai: su malūnsparniu gaudyti debesėlius ar žaisti smiginį įdomiau, negu skaičiuoti medinius pagaliukus. Be to, skaičius galima ir valgyti :). Aišku, rasite ir klasikinių uždavinėlių, kur „prašys“ surasti svarstyklių pusiausvyrą, tinkamą pinigų sumą sudėti iš turimų centų, parinkti tinkamą skaičių ar aritmetinį ženklą.</text:p>
      <text:p text:style-name="P3"><draw:frame draw:style-name="fr1" draw:name="paveikslai4" text:anchor-type="paragraph" svg:x="13.111cm" svg:y="0.231cm" svg:width="5.032cm" svg:height="3.776cm" draw:z-index="1"><draw:image xlink:href="Pictures/1000000000000320000002588DF067D3.png" xlink:type="simple" xlink:show="embed" xlink:actuate="onLoad"/></draw:frame> </text:p>
      <text:p text:style-name="P3"><text:span text:style-name="T1">Raides ir rašybą </text:span>lengviau mokytis su paveiksliukais: įvardinkite piešinį ar įveskite trūkstamą raidę. Prie kūrybinių ir pramoginių užsiėmimų rasite ir primityvią tekstų rengyklę. Mintis raštu reikšti <text:s/>skatina pokalbių („chat“) programa, veikianti vietiniame tinke.</text:p>
      <text:p text:style-name="P3"/>
      <text:p text:style-name="P3">Užduotys <text:span text:style-name="T1">apie gamtos reiškinius</text:span> padės suprasti vandens ciklą bei elektros grandinės veikimą. Dėlionių skyriuje rasite užduotėlių, primenančių <text:span text:style-name="T1">IQ testus</text:span>.</text:p>
      <text:p text:style-name="P3">Beveik visose užduotyse neribojamas laikas. Tai leidžia skirtingų gabumų vaikams jas atlikti savo tempu, nesukelia papildomo streso. Šalia kiekvienos užduoties yra nurodytas sudėtingumas.</text:p>
      <text:p text:style-name="P3"><draw:frame draw:style-name="fr1" draw:name="paveikslai7" text:anchor-type="paragraph" svg:x="11.361cm" svg:y="0.349cm" svg:width="6.824cm" svg:height="3.149cm" draw:z-index="0"><draw:image xlink:href="Pictures/100000000000032600000174FBA9A86F.png" xlink:type="simple" xlink:show="embed" xlink:actuate="onLoad"/></draw:frame><text:soft-page-break/></text:p>
      <text:p text:style-name="Standard"><text:span text:style-name="T6">Kitą laisvą mokomųjų žaidimų sistemą</text:span><text:span text:style-name="T5"> - „ChildsPlay“ <text:s/>(</text:span><text:a xlink:type="simple" xlink:href="http://childsplay.sf.net/"><text:span text:style-name="T6">http://childsplay.sf.net</text:span></text:a><text:span text:style-name="T5">) - </text:span><text:span text:style-name="T4">galima sėkmingai pritaikyti vaikus mokant anglų kalbos. Abėcėlės pamokėlėse raidės siejamos su paveiksliukais kartu pateikiant tarimą. Žodžius išmokti padės įvairūs atminties žaidimai. Taip pat vaikai galės susipažinti su įvairių gyvūnų garsais.</text:span></text:p>
      <text:p text:style-name="P3"/>
      <text:p text:style-name="P3">Pamokoje išmoktų žodžių pasikartojimui gerai tinka žaidimai KHangman ir Anagramarama. <text:span text:style-name="T1">KHangman</text:span> priklauso mokomųjų žaidimų rinkiniui „<text:span text:style-name="T1">KDE Education</text:span>“<text:change-start text:change-id="ct141971840"/> (http://edu.kde.org)<text:change-end text:change-id="ct141971840"/>, jame reikia spėlioti po vieną raidę, kol atspėsite žodį, arba būsite „pakarti“. Galima pasirinkti iš 13 paruoštų tematikų:gyvūnai, profesijos, apranga, transportas, kosmosas, Pasaulio sostinės, daržovės, žmonės, kompiuteriai, valiutos, vaisiai, namų daiktai, sportas, išradimai. <text:span text:style-name="T1">Anagramarama</text:span> iš turimo raidžių rinkinio siūlo sugalvoti kuo daugiau žodynėlyje esančių žodžių. Žodynėlį nesunku koreguoti – tai paprasčiausias tekstinis failas.</text:p>
      <text:p text:style-name="P3"/>
      <text:p text:style-name="P3">Veiksmą mėgstantiems vaikams patiks „Tux of M<text:span text:style-name="T1">ath Command</text:span>“ žaidimas, kur aritmetikos mokomasi žvaigždžių karų aplinkoje. </text:p>
      <text:p text:style-name="P3"/>
      <text:p text:style-name="P3">GCompris gerai tinka <text:span text:style-name="T1">pradinėje mokykloje ar darželyje</text:span>, nes galima vaikus suskirstyti į grupes ir joms nurodyti užduotis <text:s/>bei sudėtingumo lygį.<text:change-start text:change-id="ct142619232"/></text:p>
      <text:p text:style-name="P3">Daugumą čia aprašytų lavinamųjų programų vaikams<text:change-end text:change-id="ct142619232"/> <text:change-start text:change-id="ct141969088"/>rasite lietuvos rinkai pritaikytoje opera<text:change-end text:change-id="ct141969088"/><text:change-start text:change-id="ct142629328"/>cijų sistemoje Baltix GNU/Linux, ją atsisiųsti galite iš <text:a xlink:type="simple" xlink:href="http://baltix.akl.lt/downloads">http://baltix.akl.lt/downloads</text:a> <text:change-end text:change-id="ct142629328"/></text:p>
      <text:p text:style-name="P4"><text:change-start text:change-id="ct156578832"/></text:p>
      <text:p text:style-name="P4"><text:change-end text:change-id="ct156578832"/>Windows sistemai yra platinama standartiškai sumažintų galimybių GCompris versija, kurioje pilnas galimybes galima aktyvuoti už simbolinį mokestį, arba pačiam susikompiliuoti. „KDE Education“ projektas kol kas veikia tik Linux aplinkoje. ChildsPlay, Anagramarama, TuxPaint ir TuxMath veikia ir Linux ir Windows OS.</text:p>
      <text:p text:style-name="P3">Laisvas programas galima nemokamai ir neribotu kiekiu naudoti ir platinti. Taip pat jas patogu versti į kitas kalbas bei galima papildyti savo idėjomis.</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ahoma1" svg:font-family="Tahoma"/>
    <style:font-face style:name="Times" svg:font-family="Times"/>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lt" fo:country="L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lt" fo:country="LT"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Helvetica" fo:font-size="14pt" style:font-name-asian="DejaVu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0.824cm" fo:margin-bottom="1.094cm" fo:margin-left="1.177cm" fo:margin-right="1.4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Jurgis</meta:initial-creator>
    <meta:creation-date>2007-11-23T15:02:24</meta:creation-date>
    <dc:creator>Jurgis</dc:creator>
    <dc:date>2007-12-02T20:33:00</dc:date>
    <meta:printed-by>Jurgis</meta:printed-by>
    <meta:print-date>2007-12-01T19:19:04</meta:print-date>
    <meta:editing-cycles>94</meta:editing-cycles>
    <meta:editing-duration>P2DT5H31M38S</meta:editing-duration>
    <meta:user-defined meta:name="Info 1"/>
    <meta:user-defined meta:name="Info 2"/>
    <meta:user-defined meta:name="Info 3"/>
    <meta:user-defined meta:name="Info 4"/>
    <meta:document-statistic meta:table-count="0" meta:image-count="5" meta:object-count="0" meta:page-count="2" meta:paragraph-count="32" meta:word-count="609" meta:character-count="4854"/>
  </office:meta>
</office:document-meta>
</file>